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2ffe5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16cm" draw:marker-start-center="false" draw:marker-end="" draw:marker-end-width="0.316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Ultrafine_20_Dashed" svg:stroke-width="0.019cm" svg:stroke-color="#000000" draw:marker-start="Arrow_20_concave" draw:marker-start-width="0.132cm" draw:marker-start-center="false" draw:marker-end="Arrow_20_concave" draw:marker-end-width="0.132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3.991cm" svg:height="3.876cm" svg:x="8.109cm" svg:y="12.9cm">
            <text:p/>
          </draw:ellipse>
          <draw:ellipse draw:style-name="gr2" draw:text-style-name="P2" draw:layer="layout" svg:width="1.996cm" svg:height="1.939cm" svg:x="10.102cm" svg:y="13.871cm">
            <text:p/>
          </draw:ellipse>
          <draw:ellipse draw:style-name="gr2" draw:text-style-name="P2" draw:layer="layout" svg:width="1.001cm" svg:height="0.971cm" svg:x="9.106cm" svg:y="14.322cm">
            <text:p/>
          </draw:ellipse>
          <draw:ellipse draw:style-name="gr2" draw:text-style-name="P2" draw:layer="layout" svg:width="0.999cm" svg:height="0.971cm" svg:x="8.109cm" svg:y="14.322cm">
            <text:p/>
          </draw:ellipse>
          <draw:line draw:style-name="gr3" draw:text-style-name="P3" draw:layer="layout" svg:x1="8.612cm" svg:y1="14.77cm" svg:x2="8.612cm" svg:y2="14.867cm">
            <text:p/>
          </draw:line>
          <draw:line draw:style-name="gr3" draw:text-style-name="P3" draw:layer="layout" svg:x1="9.607cm" svg:y1="14.779cm" svg:x2="9.607cm" svg:y2="14.876cm">
            <text:p/>
          </draw:line>
          <draw:line draw:style-name="gr3" draw:text-style-name="P3" draw:layer="layout" svg:x1="8.612cm" svg:y1="14.77cm" svg:x2="8.612cm" svg:y2="14.867cm">
            <text:p/>
          </draw:line>
          <draw:line draw:style-name="gr3" draw:text-style-name="P3" draw:layer="layout" svg:x1="10.6cm" svg:y1="14.779cm" svg:x2="10.6cm" svg:y2="14.876cm">
            <text:p/>
          </draw:line>
          <draw:line draw:style-name="gr3" draw:text-style-name="P3" draw:layer="layout" svg:x1="11.602cm" svg:y1="14.779cm" svg:x2="11.602cm" svg:y2="14.876cm">
            <text:p/>
          </draw:line>
          <draw:line draw:style-name="gr3" draw:text-style-name="P3" draw:layer="layout" svg:x1="11.602cm" svg:y1="14.779cm" svg:x2="11.602cm" svg:y2="14.876cm">
            <text:p/>
          </draw:line>
          <draw:line draw:style-name="gr3" draw:text-style-name="P3" draw:layer="layout" svg:x1="10.6cm" svg:y1="14.779cm" svg:x2="10.6cm" svg:y2="14.876cm">
            <text:p/>
          </draw:line>
          <draw:line draw:style-name="gr3" draw:text-style-name="P3" draw:layer="layout" svg:x1="11.097cm" svg:y1="14.779cm" svg:x2="11.097cm" svg:y2="14.876cm">
            <text:p/>
          </draw:line>
          <draw:polyline draw:style-name="gr4" draw:text-style-name="P4" draw:layer="layout" svg:width="0.132cm" svg:height="0.115cm" svg:x="8.259cm" svg:y="14.786cm" svg:viewBox="0 0 133 116" draw:points="133,0 75,22 30,78 0,116">
            <text:p/>
          </draw:polyline>
          <draw:polyline draw:style-name="gr4" draw:text-style-name="P4" draw:layer="layout" svg:width="0.132cm" svg:height="0.115cm" svg:x="8.321cm" svg:y="14.786cm" svg:viewBox="0 0 133 116" draw:points="133,0 75,22 30,78 0,116">
            <text:p/>
          </draw:polyline>
          <draw:polyline draw:style-name="gr4" draw:text-style-name="P4" draw:layer="layout" svg:width="0.132cm" svg:height="0.115cm" svg:x="8.725cm" svg:y="14.786cm" svg:viewBox="0 0 133 116" draw:points="133,0 75,22 30,78 0,116">
            <text:p/>
          </draw:polyline>
          <draw:polyline draw:style-name="gr4" draw:text-style-name="P4" draw:layer="layout" svg:width="0.132cm" svg:height="0.115cm" svg:x="8.791cm" svg:y="14.786cm" svg:viewBox="0 0 133 116" draw:points="133,0 75,22 30,78 0,116">
            <text:p/>
          </draw:polyline>
          <draw:polyline draw:style-name="gr4" draw:text-style-name="P4" draw:layer="layout" svg:width="0.132cm" svg:height="0.115cm" svg:x="9.255cm" svg:y="14.786cm" svg:viewBox="0 0 133 116" draw:points="133,0 75,22 30,78 0,116">
            <text:p/>
          </draw:polyline>
          <draw:polyline draw:style-name="gr4" draw:text-style-name="P4" draw:layer="layout" svg:width="0.132cm" svg:height="0.115cm" svg:x="9.323cm" svg:y="14.786cm" svg:viewBox="0 0 133 116" draw:points="133,0 75,22 30,78 0,116">
            <text:p/>
          </draw:polyline>
          <draw:polyline draw:style-name="gr4" draw:text-style-name="P4" draw:layer="layout" svg:width="0.132cm" svg:height="0.115cm" svg:x="9.719cm" svg:y="14.786cm" svg:viewBox="0 0 133 116" draw:points="133,0 75,22 30,78 0,116">
            <text:p/>
          </draw:polyline>
          <draw:polyline draw:style-name="gr4" draw:text-style-name="P4" draw:layer="layout" svg:width="0.132cm" svg:height="0.115cm" svg:x="9.785cm" svg:y="14.786cm" svg:viewBox="0 0 133 116" draw:points="133,0 75,22 30,78 0,116">
            <text:p/>
          </draw:polyline>
          <draw:polyline draw:style-name="gr4" draw:text-style-name="P4" draw:layer="layout" svg:width="0.132cm" svg:height="0.115cm" svg:x="10.187cm" svg:y="14.786cm" svg:viewBox="0 0 133 116" draw:points="133,0 75,22 30,78 0,116">
            <text:p/>
          </draw:polyline>
          <draw:polyline draw:style-name="gr4" draw:text-style-name="P4" draw:layer="layout" svg:width="0.132cm" svg:height="0.115cm" svg:x="10.249cm" svg:y="14.786cm" svg:viewBox="0 0 133 116" draw:points="133,0 75,22 30,78 0,116">
            <text:p/>
          </draw:polyline>
          <draw:polyline draw:style-name="gr4" draw:text-style-name="P4" draw:layer="layout" svg:width="0.132cm" svg:height="0.115cm" svg:x="10.716cm" svg:y="14.786cm" svg:viewBox="0 0 133 116" draw:points="133,0 75,22 30,78 0,116">
            <text:p/>
          </draw:polyline>
          <draw:polyline draw:style-name="gr4" draw:text-style-name="P4" draw:layer="layout" svg:width="0.132cm" svg:height="0.115cm" svg:x="10.785cm" svg:y="14.786cm" svg:viewBox="0 0 133 116" draw:points="133,0 75,22 30,78 0,116">
            <text:p/>
          </draw:polyline>
          <draw:polyline draw:style-name="gr4" draw:text-style-name="P4" draw:layer="layout" svg:width="0.132cm" svg:height="0.115cm" svg:x="11.25cm" svg:y="14.786cm" svg:viewBox="0 0 133 116" draw:points="133,0 75,22 30,78 0,116">
            <text:p/>
          </draw:polyline>
          <draw:polyline draw:style-name="gr4" draw:text-style-name="P4" draw:layer="layout" svg:width="0.132cm" svg:height="0.115cm" svg:x="11.315cm" svg:y="14.786cm" svg:viewBox="0 0 133 116" draw:points="133,0 75,22 30,78 0,116">
            <text:p/>
          </draw:polyline>
          <draw:polyline draw:style-name="gr4" draw:text-style-name="P4" draw:layer="layout" svg:width="0.132cm" svg:height="0.115cm" svg:x="11.713cm" svg:y="14.786cm" svg:viewBox="0 0 133 116" draw:points="133,0 75,22 30,78 0,116">
            <text:p/>
          </draw:polyline>
          <draw:polyline draw:style-name="gr4" draw:text-style-name="P4" draw:layer="layout" svg:width="0.132cm" svg:height="0.115cm" svg:x="11.778cm" svg:y="14.786cm" svg:viewBox="0 0 133 116" draw:points="133,0 75,22 30,78 0,116">
            <text:p/>
          </draw:polyline>
          <draw:line draw:style-name="gr5" draw:text-style-name="P3" draw:layer="layout" svg:x1="11.585cm" svg:y1="14.964cm" svg:x2="12.084cm" svg:y2="14.964cm">
            <text:p/>
          </draw:line>
          <draw:frame draw:style-name="gr6" draw:text-style-name="P6" draw:layer="layout" svg:width="1.625cm" svg:height="0.588cm" svg:x="11.282cm" svg:y="14.858cm">
            <draw:text-box>
              <text:p text:style-name="P5"><text:span text:style-name="T1">2 cm</text:span></text:p>
            </draw:text-box>
          </draw:frame>
          <draw:line draw:style-name="gr3" draw:text-style-name="P3" draw:layer="layout" svg:x1="8.109cm" svg:y1="14.838cm" svg:x2="12.097cm" svg:y2="14.8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1:20.108840323</meta:creation-date>
    <dc:date>2018-02-14T21:59:12.473022734</dc:date>
    <meta:editing-duration>PT30S</meta:editing-duration>
    <meta:editing-cycles>2</meta:editing-cycles>
    <meta:generator>LibreOffice/6.0.0.3$MacOSX_X86_64 LibreOffice_project/64a0f66915f38c6217de274f0aa8e15618924765</meta:generator>
    <meta:document-statistic meta:object-count="32"/>
  </office:meta>
</office:document-meta>
</file>